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1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9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7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5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6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8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3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1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6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0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1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80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0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8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1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36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8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23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7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45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7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7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2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9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14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7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5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23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90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8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001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06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825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T1" style:family="text">
      <style:text-properties fo:color="#000000" loext:opacity="100%" style:font-name="TimesNewRoman" fo:font-size="18pt" fo:font-weight="normal" style:font-name-asian="TimesNewRoman" style:font-size-asian="18pt" style:font-weight-asian="normal" style:font-name-complex="TimesNewRoman" style:font-size-complex="18pt" style:font-weight-complex="normal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11pt" fo:font-weight="bold" style:font-name-asian="TimesNewRoman" style:font-size-asian="11pt" style:font-weight-asian="bold" style:font-name-complex="TimesNewRoman" style:font-size-complex="11pt" style:font-weight-complex="bold"/>
    </style:style>
    <style:style style:name="T4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8cm" svg:height="0.704cm" svg:x="8.705cm" svg:y="1.297cm">
          <draw:text-box>
            <text:p text:style-name="P1"><text:span text:style-name="T1">Anthony Gerdes</text:span></text:p>
          </draw:text-box>
        </draw:frame>
        <draw:frame draw:style-name="gr2" draw:text-style-name="P3" draw:layer="layout" svg:width="3.291cm" svg:height="0.471cm" svg:x="2.54cm" svg:y="2.128cm">
          <draw:text-box>
            <text:p text:style-name="P1"><text:span text:style-name="T2">2905 Feather Court</text:span></text:p>
          </draw:text-box>
        </draw:frame>
        <draw:frame draw:style-name="gr3" draw:text-style-name="P3" draw:layer="layout" svg:width="2.682cm" svg:height="0.471cm" svg:x="15.981cm" svg:y="2.128cm">
          <draw:text-box>
            <text:p text:style-name="P1"><text:span text:style-name="T2">(720)-815-5494</text:span></text:p>
          </draw:text-box>
        </draw:frame>
        <draw:frame draw:style-name="gr4" draw:text-style-name="P3" draw:layer="layout" svg:width="5.01cm" svg:height="0.471cm" svg:x="2.54cm" svg:y="2.688cm">
          <draw:text-box>
            <text:p text:style-name="P1"><text:span text:style-name="T2">Castle Rock Colorado, 80109</text:span></text:p>
          </draw:text-box>
        </draw:frame>
        <draw:line draw:style-name="gr5" draw:text-style-name="P4" draw:layer="layout" svg:x1="2.645cm" svg:y1="3.58cm" svg:x2="18.944cm" svg:y2="3.58cm">
          <text:p/>
        </draw:line>
        <draw:frame draw:style-name="gr6" draw:text-style-name="P3" draw:layer="layout" svg:width="4.798cm" svg:height="0.471cm" svg:x="13.653cm" svg:y="2.688cm">
          <draw:text-box>
            <text:p text:style-name="P1"><text:span text:style-name="T2">AnthonyGerdes@proton.me</text:span></text:p>
          </draw:text-box>
        </draw:frame>
        <draw:frame draw:style-name="gr7" draw:text-style-name="P5" draw:layer="layout" svg:width="2.381cm" svg:height="0.433cm" svg:x="2.54cm" svg:y="3.806cm">
          <draw:text-box>
            <text:p text:style-name="P1"><text:span text:style-name="T3">EDUCATION</text:span></text:p>
          </draw:text-box>
        </draw:frame>
        <draw:frame draw:style-name="gr8" draw:text-style-name="P5" draw:layer="layout" svg:width="5.471cm" svg:height="0.433cm" svg:x="2.54cm" svg:y="4.319cm">
          <draw:text-box>
            <text:p text:style-name="P1"><text:span text:style-name="T4">Colorado State University - Pueblo</text:span></text:p>
          </draw:text-box>
        </draw:frame>
        <draw:frame draw:style-name="gr9" draw:text-style-name="P5" draw:layer="layout" svg:width="3.135cm" svg:height="0.433cm" svg:x="15.939cm" svg:y="4.319cm">
          <draw:text-box>
            <text:p text:style-name="P1"><text:span text:style-name="T4">Expected May 2027</text:span></text:p>
          </draw:text-box>
        </draw:frame>
        <draw:frame draw:style-name="gr10" draw:text-style-name="P5" draw:layer="layout" svg:width="0.781cm" svg:height="0.433cm" svg:x="2.54cm" svg:y="4.832cm">
          <draw:text-box>
            <text:p text:style-name="P1"><text:span text:style-name="T4">2027</text:span></text:p>
          </draw:text-box>
        </draw:frame>
        <draw:frame draw:style-name="gr11" draw:text-style-name="P5" draw:layer="layout" svg:width="8.9cm" svg:height="0.433cm" svg:x="2.54cm" svg:y="5.345cm">
          <draw:text-box>
            <text:p text:style-name="P1"><text:span text:style-name="T4">Bachelor Of Science - Computer Science / Cybersecurity</text:span></text:p>
          </draw:text-box>
        </draw:frame>
        <draw:frame draw:style-name="gr12" draw:text-style-name="P5" draw:layer="layout" svg:width="1.666cm" svg:height="0.433cm" svg:x="17.373cm" svg:y="5.345cm">
          <draw:text-box>
            <text:p text:style-name="P1"><text:span text:style-name="T4">GPA: 4.00</text:span></text:p>
          </draw:text-box>
        </draw:frame>
        <draw:frame draw:style-name="gr13" draw:text-style-name="P5" draw:layer="layout" svg:width="4.781cm" svg:height="0.433cm" svg:x="2.54cm" svg:y="6.371cm">
          <draw:text-box>
            <text:p text:style-name="P1"><text:span text:style-name="T4">Arapahoe Community College</text:span></text:p>
          </draw:text-box>
        </draw:frame>
        <draw:frame draw:style-name="gr14" draw:text-style-name="P5" draw:layer="layout" svg:width="3.135cm" svg:height="0.433cm" svg:x="15.919cm" svg:y="6.371cm">
          <draw:text-box>
            <text:p text:style-name="P1"><text:span text:style-name="T4">Expected May 2025</text:span></text:p>
          </draw:text-box>
        </draw:frame>
        <draw:frame draw:style-name="gr15" draw:text-style-name="P5" draw:layer="layout" svg:width="6.119cm" svg:height="0.433cm" svg:x="2.54cm" svg:y="6.885cm">
          <draw:text-box>
            <text:p text:style-name="P1"><text:span text:style-name="T4">Associate’s Of Science - Cybersecurity</text:span></text:p>
          </draw:text-box>
        </draw:frame>
        <draw:frame draw:style-name="gr12" draw:text-style-name="P5" draw:layer="layout" svg:width="1.666cm" svg:height="0.433cm" svg:x="17.363cm" svg:y="6.885cm">
          <draw:text-box>
            <text:p text:style-name="P1"><text:span text:style-name="T4">GPA: 3.38</text:span></text:p>
          </draw:text-box>
        </draw:frame>
        <draw:frame draw:style-name="gr16" draw:text-style-name="P5" draw:layer="layout" svg:width="7.99cm" svg:height="0.433cm" svg:x="2.54cm" svg:y="7.398cm">
          <draw:text-box>
            <text:p text:style-name="P1"><text:span text:style-name="T4">Computer Science -- Cisco Networking Technician</text:span></text:p>
          </draw:text-box>
        </draw:frame>
        <draw:frame draw:style-name="gr10" draw:text-style-name="P5" draw:layer="layout" svg:width="0.781cm" svg:height="0.433cm" svg:x="18.226cm" svg:y="7.398cm">
          <draw:text-box>
            <text:p text:style-name="P1"><text:span text:style-name="T4">2022</text:span></text:p>
          </draw:text-box>
        </draw:frame>
        <draw:frame draw:style-name="gr17" draw:text-style-name="P5" draw:layer="layout" svg:width="3.969cm" svg:height="0.433cm" svg:x="2.54cm" svg:y="8.424cm">
          <draw:text-box>
            <text:p text:style-name="P1"><text:span text:style-name="T4">Castle View High School</text:span></text:p>
          </draw:text-box>
        </draw:frame>
        <draw:frame draw:style-name="gr18" draw:text-style-name="P5" draw:layer="layout" svg:width="3.05cm" svg:height="0.433cm" svg:x="15.919cm" svg:y="8.424cm">
          <draw:text-box>
            <text:p text:style-name="P1"><text:span text:style-name="T4">Diploma May 2021</text:span></text:p>
          </draw:text-box>
        </draw:frame>
        <draw:frame draw:style-name="gr19" draw:text-style-name="P5" draw:layer="layout" svg:width="4.307cm" svg:height="0.433cm" svg:x="2.54cm" svg:y="9.45cm">
          <draw:text-box>
            <text:p text:style-name="P1"><text:span text:style-name="T3">SKILLS &amp; STRENGTHS</text:span></text:p>
          </draw:text-box>
        </draw:frame>
        <draw:frame draw:style-name="gr20" draw:text-style-name="P5" draw:layer="layout" svg:width="14.916cm" svg:height="0.433cm" svg:x="2.54cm" svg:y="9.964cm">
          <draw:text-box>
            <text:p text:style-name="P1"><text:span text:style-name="T4">Computer: Point-of-Sale systems, Smartphone and Tablet skills, Copious Computer Experience</text:span></text:p>
          </draw:text-box>
        </draw:frame>
        <draw:frame draw:style-name="gr21" draw:text-style-name="P5" draw:layer="layout" svg:width="12.808cm" svg:height="0.433cm" svg:x="2.54cm" svg:y="10.477cm">
          <draw:text-box>
            <text:p text:style-name="P1"><text:span text:style-name="T4">Communication: Customer Service, Friendly, Phone Calling Skills, De-Escalation</text:span></text:p>
          </draw:text-box>
        </draw:frame>
        <draw:frame draw:style-name="gr22" draw:text-style-name="P5" draw:layer="layout" svg:width="16.309cm" svg:height="0.433cm" svg:x="2.54cm" svg:y="10.99cm">
          <draw:text-box>
            <text:p text:style-name="P1"><text:span text:style-name="T4">Other: Quick Learning, Resourcefulness, Problem-Solving, Cooperation, Team Skills, Safety Adherence</text:span></text:p>
          </draw:text-box>
        </draw:frame>
        <draw:frame draw:style-name="gr23" draw:text-style-name="P5" draw:layer="layout" svg:width="6.589cm" svg:height="0.433cm" svg:x="2.54cm" svg:y="11.503cm">
          <draw:text-box>
            <text:p text:style-name="P1"><text:span text:style-name="T4">Citizenship: U.S. Citizen, current passport</text:span></text:p>
          </draw:text-box>
        </draw:frame>
        <draw:frame draw:style-name="gr24" draw:text-style-name="P5" draw:layer="layout" svg:width="4.815cm" svg:height="0.433cm" svg:x="2.54cm" svg:y="12.529cm">
          <draw:text-box>
            <text:p text:style-name="P1"><text:span text:style-name="T3">RELEVANT EXPERIENCE</text:span></text:p>
          </draw:text-box>
        </draw:frame>
        <draw:frame draw:style-name="gr25" draw:text-style-name="P5" draw:layer="layout" svg:width="9.366cm" svg:height="0.433cm" svg:x="2.54cm" svg:y="13.043cm">
          <draw:text-box>
            <text:p text:style-name="P1"><text:span text:style-name="T4">Castle View Technical Theatre - Set Design &amp; Construction</text:span></text:p>
          </draw:text-box>
        </draw:frame>
        <draw:frame draw:style-name="gr26" draw:text-style-name="P5" draw:layer="layout" svg:width="1.687cm" svg:height="0.433cm" svg:x="17.286cm" svg:y="13.043cm">
          <draw:text-box>
            <text:p text:style-name="P1"><text:span text:style-name="T4">2017-2022</text:span></text:p>
          </draw:text-box>
        </draw:frame>
        <draw:frame draw:style-name="gr27" draw:text-style-name="P5" draw:layer="layout" svg:width="0.387cm" svg:height="0.433cm" svg:x="3.175cm" svg:y="13.556cm">
          <draw:text-box>
            <text:p text:style-name="P1"><text:span text:style-name="T4">-</text:span></text:p>
          </draw:text-box>
        </draw:frame>
        <draw:frame draw:style-name="gr28" draw:text-style-name="P5" draw:layer="layout" svg:width="15.238cm" svg:height="0.433cm" svg:x="3.81cm" svg:y="13.556cm">
          <draw:text-box>
            <text:p text:style-name="P1"><text:span text:style-name="T4">With a team, designed and built a full-scale set out of common hardware materials, and employed</text:span></text:p>
          </draw:text-box>
        </draw:frame>
        <draw:frame draw:style-name="gr29" draw:text-style-name="P5" draw:layer="layout" svg:width="7.876cm" svg:height="0.433cm" svg:x="3.81cm" svg:y="14.069cm">
          <draw:text-box>
            <text:p text:style-name="P1"><text:span text:style-name="T4">construction techniques with assorted power tools.</text:span></text:p>
          </draw:text-box>
        </draw:frame>
        <draw:frame draw:style-name="gr27" draw:text-style-name="P5" draw:layer="layout" svg:width="0.387cm" svg:height="0.433cm" svg:x="3.175cm" svg:y="14.582cm">
          <draw:text-box>
            <text:p text:style-name="P1"><text:span text:style-name="T4">-</text:span></text:p>
          </draw:text-box>
        </draw:frame>
        <draw:frame draw:style-name="gr30" draw:text-style-name="P5" draw:layer="layout" svg:width="10.45cm" svg:height="0.433cm" svg:x="3.81cm" svg:y="14.582cm">
          <draw:text-box>
            <text:p text:style-name="P1"><text:span text:style-name="T4">Awarded 2 Bobby G Theatre Awards for set design &amp; construction</text:span></text:p>
          </draw:text-box>
        </draw:frame>
        <draw:frame draw:style-name="gr31" draw:text-style-name="P5" draw:layer="layout" svg:width="2.876cm" svg:height="0.433cm" svg:x="2.54cm" svg:y="15.608cm">
          <draw:text-box>
            <text:p text:style-name="P1"><text:span text:style-name="T3">EMPLOYMENT</text:span></text:p>
          </draw:text-box>
        </draw:frame>
        <draw:frame draw:style-name="gr32" draw:text-style-name="P6" draw:layer="layout" svg:width="10.75cm" svg:height="0.433cm" svg:x="2.495cm" svg:y="16.17cm">
          <draw:text-box>
            <text:p text:style-name="P1"><text:span text:style-name="T4">Colorado Community College System – IT Work Study Technician</text:span></text:p>
          </draw:text-box>
        </draw:frame>
        <draw:frame draw:style-name="gr26" draw:text-style-name="P5" draw:layer="layout" svg:width="1.687cm" svg:height="0.433cm" svg:x="17.281cm" svg:y="16.225cm">
          <draw:text-box>
            <text:p text:style-name="P1"><text:span text:style-name="T4">2021-2024</text:span></text:p>
          </draw:text-box>
        </draw:frame>
        <draw:frame draw:style-name="gr27" draw:text-style-name="P5" draw:layer="layout" svg:width="0.387cm" svg:height="0.433cm" svg:x="3.17cm" svg:y="16.738cm">
          <draw:text-box>
            <text:p text:style-name="P1"><text:span text:style-name="T4">-</text:span></text:p>
          </draw:text-box>
        </draw:frame>
        <draw:frame draw:style-name="gr33" draw:text-style-name="P5" draw:layer="layout" svg:width="15.022cm" svg:height="0.433cm" svg:x="3.805cm" svg:y="16.738cm">
          <draw:text-box>
            <text:p text:style-name="P1"><text:span text:style-name="T4">Employed exemplary customer service and problem-solving skills to resolve technical issues for</text:span></text:p>
          </draw:text-box>
        </draw:frame>
        <draw:frame draw:style-name="gr34" draw:text-style-name="P5" draw:layer="layout" svg:width="15.195cm" svg:height="0.433cm" svg:x="3.805cm" svg:y="17.251cm">
          <draw:text-box>
            <text:p text:style-name="P1"><text:span text:style-name="T4">customers of the Colorado Community College System, resulting in positive experiences for both</text:span></text:p>
          </draw:text-box>
        </draw:frame>
        <draw:frame draw:style-name="gr35" draw:text-style-name="P5" draw:layer="layout" svg:width="4.714cm" svg:height="0.433cm" svg:x="3.805cm" svg:y="17.764cm">
          <draw:text-box>
            <text:p text:style-name="P1"><text:span text:style-name="T4">customers and team members.</text:span></text:p>
          </draw:text-box>
        </draw:frame>
        <draw:frame draw:style-name="gr27" draw:text-style-name="P5" draw:layer="layout" svg:width="0.387cm" svg:height="0.433cm" svg:x="3.17cm" svg:y="18.277cm">
          <draw:text-box>
            <text:p text:style-name="P1"><text:span text:style-name="T4">-</text:span></text:p>
          </draw:text-box>
        </draw:frame>
        <draw:frame draw:style-name="gr36" draw:text-style-name="P5" draw:layer="layout" svg:width="13.875cm" svg:height="0.433cm" svg:x="3.805cm" svg:y="18.277cm">
          <draw:text-box>
            <text:p text:style-name="P1"><text:span text:style-name="T4">Led a team of 3 in upgrading network appliances resulting in compliance with up-to-date</text:span></text:p>
          </draw:text-box>
        </draw:frame>
        <draw:frame draw:style-name="gr37" draw:text-style-name="P5" draw:layer="layout" svg:width="4.058cm" svg:height="0.433cm" svg:x="3.805cm" svg:y="18.79cm">
          <draw:text-box>
            <text:p text:style-name="P1"><text:span text:style-name="T4">standards and regulations.</text:span></text:p>
          </draw:text-box>
        </draw:frame>
        <draw:frame draw:style-name="gr27" draw:text-style-name="P5" draw:layer="layout" svg:width="0.387cm" svg:height="0.433cm" svg:x="3.17cm" svg:y="19.303cm">
          <draw:text-box>
            <text:p text:style-name="P1"><text:span text:style-name="T4">-</text:span></text:p>
          </draw:text-box>
        </draw:frame>
        <draw:frame draw:style-name="gr38" draw:text-style-name="P5" draw:layer="layout" svg:width="14.23cm" svg:height="0.433cm" svg:x="3.805cm" svg:y="19.303cm">
          <draw:text-box>
            <text:p text:style-name="P1"><text:span text:style-name="T4">Demonstrated ability to create flexible schedules that accommodated a wide range of needs</text:span></text:p>
          </draw:text-box>
        </draw:frame>
        <draw:frame draw:style-name="gr27" draw:text-style-name="P5" draw:layer="layout" svg:width="0.387cm" svg:height="0.433cm" svg:x="3.17cm" svg:y="19.817cm">
          <draw:text-box>
            <text:p text:style-name="P1"><text:span text:style-name="T4">-</text:span></text:p>
          </draw:text-box>
        </draw:frame>
        <draw:frame draw:style-name="gr39" draw:text-style-name="P5" draw:layer="layout" svg:width="13.909cm" svg:height="0.433cm" svg:x="3.805cm" svg:y="19.817cm">
          <draw:text-box>
            <text:p text:style-name="P1"><text:span text:style-name="T4">Operated spreadsheets for asset-management and retirement, as well as for other assorted</text:span></text:p>
          </draw:text-box>
        </draw:frame>
        <draw:frame draw:style-name="gr40" draw:text-style-name="P6" draw:layer="layout" svg:width="2.186cm" svg:height="0.433cm" svg:x="2.5cm" svg:y="21.224cm">
          <draw:text-box>
            <text:p text:style-name="P1"><text:span text:style-name="T3">INTERESTS</text:span></text:p>
          </draw:text-box>
        </draw:frame>
        <draw:frame draw:style-name="gr41" draw:text-style-name="P5" draw:layer="layout" svg:width="10.001cm" svg:height="0.433cm" svg:x="2.5cm" svg:y="21.75cm">
          <draw:text-box>
            <text:p text:style-name="P1"><text:span text:style-name="T4">Technical: Spreadsheet usage, Data management, Cybersecurity</text:span></text:p>
          </draw:text-box>
        </draw:frame>
        <draw:frame draw:style-name="gr42" draw:text-style-name="P5" draw:layer="layout" svg:width="11.064cm" svg:height="0.433cm" svg:x="2.5cm" svg:y="22.263cm">
          <draw:text-box>
            <text:p text:style-name="P1"><text:span text:style-name="T4">Recreational: Language learning, Reading, Cooking, Karaoke, Pet care</text:span></text:p>
          </draw:text-box>
        </draw:frame>
        <draw:frame draw:style-name="gr43" draw:text-style-name="P5" draw:layer="layout" svg:width="12.825cm" svg:height="0.433cm" svg:x="3.92cm" svg:y="20.317cm">
          <draw:text-box>
            <text:p text:style-name="P1"><text:span text:style-name="T4">purposes, resulting in an organized and stress-free environment for my coworker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3T11:14:14.195000000</dc:date>
    <meta:editing-duration>PT6M49S</meta:editing-duration>
    <meta:editing-cycles>4</meta:editing-cycles>
    <meta:generator>LibreOffice/24.2.4.2$Windows_X86_64 LibreOffice_project/51a6219feb6075d9a4c46691dcfe0cd9c4fff3c2</meta:generator>
    <meta:document-statistic meta:object-count="51"/>
  </office:meta>
</office:document-meta>
</file>